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officeooo:rsid="000681ae" officeooo:paragraph-rsid="000681ae"/>
    </style:style>
    <style:style style:name="P2" style:family="paragraph" style:parent-style-name="Standard">
      <style:paragraph-properties fo:line-height="150%" fo:text-align="justify" style:justify-single-word="false"/>
      <style:text-properties officeooo:rsid="000681ae" officeooo:paragraph-rsid="000681ae"/>
    </style:style>
    <style:style style:name="P3" style:family="paragraph" style:parent-style-name="Standard">
      <style:paragraph-properties fo:line-height="150%"/>
      <style:text-properties fo:font-weight="bold" officeooo:rsid="000681ae" officeooo:paragraph-rsid="000681ae" style:font-weight-asian="bold" style:font-weight-complex="bold"/>
    </style:style>
    <style:style style:name="P4" style:family="paragraph" style:parent-style-name="Standard">
      <style:paragraph-properties fo:line-height="150%"/>
      <style:text-properties fo:font-weight="bold" officeooo:rsid="00084235" officeooo:paragraph-rsid="00084235" style:font-weight-asian="bold" style:font-weight-complex="bold"/>
    </style:style>
    <style:style style:name="P5" style:family="paragraph" style:parent-style-name="Standard">
      <style:paragraph-properties fo:line-height="150%"/>
      <style:text-properties officeooo:rsid="0014e7b8" officeooo:paragraph-rsid="0014e7b8"/>
    </style:style>
    <style:style style:name="P6" style:family="paragraph" style:parent-style-name="Standard">
      <style:paragraph-properties fo:line-height="150%" fo:text-align="justify" style:justify-single-word="false"/>
      <style:text-properties officeooo:rsid="00131e65" officeooo:paragraph-rsid="00131e65"/>
    </style:style>
    <style:style style:name="P7" style:family="paragraph" style:parent-style-name="Standard">
      <style:paragraph-properties fo:line-height="150%"/>
      <style:text-properties officeooo:rsid="00084235" officeooo:paragraph-rsid="00084235"/>
    </style:style>
    <style:style style:name="P8" style:family="paragraph" style:parent-style-name="Standard">
      <style:paragraph-properties fo:line-height="150%"/>
      <style:text-properties officeooo:paragraph-rsid="000681ae"/>
    </style:style>
    <style:style style:name="P9" style:family="paragraph" style:parent-style-name="Standard">
      <style:paragraph-properties fo:line-height="150%" fo:text-align="justify" style:justify-single-word="false"/>
      <style:text-properties officeooo:paragraph-rsid="00099b1c"/>
    </style:style>
    <style:style style:name="P10" style:family="paragraph" style:parent-style-name="Standard">
      <style:paragraph-properties fo:line-height="150%" fo:text-align="justify" style:justify-single-word="false"/>
      <style:text-properties officeooo:paragraph-rsid="000681ae"/>
    </style:style>
    <style:style style:name="P11" style:family="paragraph" style:parent-style-name="Standard">
      <style:paragraph-properties fo:line-height="150%" fo:text-align="justify" style:justify-single-word="false"/>
      <style:text-properties officeooo:paragraph-rsid="001d631f"/>
    </style:style>
    <style:style style:name="P12" style:family="paragraph" style:parent-style-name="Standard">
      <style:paragraph-properties fo:line-height="150%"/>
      <style:text-properties officeooo:paragraph-rsid="0020150d"/>
    </style:style>
    <style:style style:name="P13" style:family="paragraph" style:parent-style-name="Standard">
      <style:paragraph-properties fo:line-height="150%"/>
      <style:text-properties officeooo:rsid="0020150d" officeooo:paragraph-rsid="0020150d"/>
    </style:style>
    <style:style style:name="P14" style:family="paragraph" style:parent-style-name="Standard">
      <style:paragraph-properties fo:line-height="150%"/>
      <style:text-properties officeooo:rsid="00213c30" officeooo:paragraph-rsid="00213c30"/>
    </style:style>
    <style:style style:name="T1" style:family="text">
      <style:text-properties officeooo:rsid="000681ae"/>
    </style:style>
    <style:style style:name="T2" style:family="text">
      <style:text-properties officeooo:rsid="00084235"/>
    </style:style>
    <style:style style:name="T3" style:family="text">
      <style:text-properties officeooo:rsid="00099b1c"/>
    </style:style>
    <style:style style:name="T4" style:family="text">
      <style:text-properties officeooo:rsid="00101bb0"/>
    </style:style>
    <style:style style:name="T5" style:family="text">
      <style:text-properties officeooo:rsid="00114562"/>
    </style:style>
    <style:style style:name="T6" style:family="text">
      <style:text-properties officeooo:rsid="0013db1c"/>
    </style:style>
    <style:style style:name="T7" style:family="text">
      <style:text-properties officeooo:rsid="0017ff5b"/>
    </style:style>
    <style:style style:name="T8" style:family="text">
      <style:text-properties officeooo:rsid="00182bc1"/>
    </style:style>
    <style:style style:name="T9" style:family="text">
      <style:text-properties officeooo:rsid="0019c681"/>
    </style:style>
    <style:style style:name="T10" style:family="text">
      <style:text-properties officeooo:rsid="0019f142"/>
    </style:style>
    <style:style style:name="T11" style:family="text">
      <style:text-properties officeooo:rsid="001be2f7"/>
    </style:style>
    <style:style style:name="T12" style:family="text">
      <style:text-properties officeooo:rsid="0014e7b8"/>
    </style:style>
    <style:style style:name="T13" style:family="text">
      <style:text-properties officeooo:rsid="001d631f"/>
    </style:style>
    <style:style style:name="T14" style:family="text">
      <style:text-properties officeooo:rsid="001e5813"/>
    </style:style>
    <style:style style:name="T15" style:family="text">
      <style:text-properties officeooo:rsid="001f7ba2"/>
    </style:style>
    <style:style style:name="T16" style:family="text">
      <style:text-properties officeooo:rsid="0020150d"/>
    </style:style>
    <style:style style:name="T17" style:family="text">
      <style:text-properties officeooo:rsid="00213c3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Bagian 1</text:p>
      <text:p text:style-name="P1"/>
      <text:p text:style-name="P2">1. Saya <text:span text:style-name="T7">[</text:span>1904618, Muhammad Izzatul Haq<text:span text:style-name="T7">]</text:span> berjanji tidak akan berbuat curang dan atau membantu orang lain berbuat curang</text:p>
      <text:p text:style-name="P8"/>
      <text:p text:style-name="P9"><text:span text:style-name="T1">2. </text:span><text:span text:style-name="T3">Menurut saya browser tidak perlu dijadikan bagian dari OS. Karena OS sendiri adalah mediator antara user dengan mesin, sedangkan <text:s/>browser menghubungan user dengan internet, lebih baik jika aplikasi dibiarkan sebagai aplikasi meskipun ada keuntungan yang bisa didapat dari situ, seperti bisa lebih mudah berkomunikasi atau ketika digunakan dengan aplikasi lain sehingga meningkatkan kinerja dan fungsionalitasnya. Namun jika dijadikan bagian dari OS, aplikasi tersebut biasanya tidak mendukung/tidak bisa digunakan </text:span><text:span text:style-name="T4">oleh </text:span><text:span text:style-name="T3">semua platform </text:span><text:span text:style-name="T5">karena masalah kompatibilitas</text:span><text:span text:style-name="T3">. </text:span><text:span text:style-name="T5">Jadi aplikasi seperti browser lebih baik tetap sebagai aplikasi.</text:span></text:p>
      <text:p text:style-name="P1"/>
      <text:p text:style-name="P10"><text:span text:style-name="T1">3. Pertama, kernel menyimpan konteks dari proses. Konteks tersebut berupa set nilai register CPU dan data lain yang menggambarkan state dari proses tadi. Lalu kernel meload konteks dari proses baru yang dalam keadaan ready,</text:span><text:span text:style-name="T2"> kemudian mulai dijalankan.</text:span></text:p>
      <text:p text:style-name="P8"/>
      <text:p text:style-name="P4">Bagian 2</text:p>
      <text:p text:style-name="P7"/>
      <text:p text:style-name="P6">1. <text:span text:style-name="T6">Kondisi dimana sebaiknya kodok digambar terus menerus di dalam thread adalah jika ada input dari user, kodok berjalan terus ke satu arah yang user input sembari menunggu input, dan berubah arah lagi ketika ada masukan input dari user</text:span></text:p>
      <text:p text:style-name="P5"/>
      <text:p text:style-name="P5">2. <text:span text:style-name="T14">Sebaiknya thread untuk ular dipisah dari thread pergerakan mobil, </text:span><text:span text:style-name="T16">karena berbeda pergerakanntya</text:span><text:span text:style-name="T14">, </text:span><text:span text:style-name="T15">selain itu juga lebih mudah untuk memaintain kodenya.</text:span></text:p>
      <text:p text:style-name="P5"/>
      <text:p text:style-name="P13">fungsi inisialisasi ular{</text:p>
      <text:p text:style-name="P12"><text:span text:style-name="T16"><text:tab/>assign posisi x ular dengan maksimal x dikurangi 2</text:span></text:p>
      <text:p text:style-name="P13"><text:tab/>assign posisi y ular dengan posisi y kodok</text:p>
      <text:p text:style-name="P13"><text:tab/>move ular<text:tab/></text:p>
      <text:p text:style-name="P13"><text:tab/>print karakter ular(~)</text:p>
      <text:p text:style-name="P13">}</text:p>
      <text:p text:style-name="P13"/>
      <text:p text:style-name="P13">fungsi jalan ular{</text:p>
      <text:p text:style-name="P13">buat 2 stuktur timespec( times, times2)</text:p>
      <text:p text:style-name="P13"><text:soft-page-break/>isi detik times</text:p>
      <text:p text:style-name="P13">isi nano detik times</text:p>
      <text:p text:style-name="P13"/>
      <text:p text:style-name="P13">jika y kodok sama dengan max_y dikurang 5</text:p>
      <text:p text:style-name="P13"><text:tab/><text:span text:style-name="T17">inisialisasi ular</text:span></text:p>
      <text:p text:style-name="P13"><text:tab/><text:span text:style-name="T17">pengulangan selama tidak stop</text:span></text:p>
      <text:p text:style-name="P13"><text:tab/><text:tab/><text:span text:style-name="T17">lock mutex</text:span></text:p>
      <text:p text:style-name="P14"><text:tab/><text:tab/>move ular</text:p>
      <text:p text:style-name="P14"><text:tab/><text:tab/>print ~</text:p>
      <text:p text:style-name="P14"><text:tab/><text:tab/>kurangi x ular</text:p>
      <text:p text:style-name="P14"><text:tab/><text:tab/>move ular</text:p>
      <text:p text:style-name="P14"><text:tab/><text:tab/>print ~</text:p>
      <text:p text:style-name="P14"><text:tab/><text:tab/>refresh</text:p>
      <text:p text:style-name="P14"><text:tab/><text:tab/>jika y kodok berubah atau ular dekat ujuang kiri window</text:p>
      <text:p text:style-name="P14"><text:tab/><text:tab/><text:tab/>move ular</text:p>
      <text:p text:style-name="P14"><text:tab/><text:tab/><text:tab/>print spasi</text:p>
      <text:p text:style-name="P14"><text:tab/><text:tab/>jika y dan x ular sama dengan kodok</text:p>
      <text:p text:style-name="P14"><text:tab/><text:tab/><text:tab/>print peringatan terserang/tertabrak</text:p>
      <text:p text:style-name="P14"><text:tab/><text:tab/><text:tab/>pause dijadikan true</text:p>
      <text:p text:style-name="P13"><text:tab/><text:tab/><text:span text:style-name="T17">unlock mutex</text:span></text:p>
      <text:p text:style-name="P13"><text:tab/><text:tab/><text:span text:style-name="T17">delay</text:span></text:p>
      <text:p text:style-name="P13"><text:tab/></text:p>
      <text:p text:style-name="P13">}</text:p>
      <text:p text:style-name="P5"/>
      <text:p text:style-name="P13">fungsi main{</text:p>
      <text:p text:style-name="P13"><text:tab/>…</text:p>
      <text:p text:style-name="P13"><text:tab/>deklarasikan thread ular</text:p>
      <text:p text:style-name="P13"><text:tab/>...</text:p>
      <text:p text:style-name="P13"><text:tab/>buat thread ular</text:p>
      <text:p text:style-name="P13"><text:tab/>…</text:p>
      <text:p text:style-name="P13"><text:tab/>join thread ular</text:p>
      <text:p text:style-name="P13">}</text:p>
      <text:p text:style-name="P5"/>
      <text:p text:style-name="P11"><text:span text:style-name="T12">3. </text:span><text:span text:style-name="T7">Mobil dan </text:span><text:span text:style-name="T8">Frog sama sama menggunakan addch(), kegu</text:span><text:span text:style-name="T9">n</text:span><text:span text:style-name="T8">aan mutex disini untuk mencegah fungsi untuk draw antara Mobil dengan Mobil atau Mobil dengan Frog saling bertabrakan </text:span><text:span text:style-name="T10">atau </text:span><text:soft-page-break/><text:span text:style-name="T10">saling tumpuk</text:span><text:span text:style-name="T8">. </text:span><text:span text:style-name="T10">Jika mutex tidak digunakan, </text:span><text:span text:style-name="T11">proses draw Mobil atau Frog bisa bertumpuk dan menyebabkan proses draw jadi melakukan draw untuk karakter yang salah.</text:span></text:p>
      <text:p text:style-name="P11"><text:span text:style-name="T11">Seperti misalkan Mobil1 melakukan addch</text:span><text:span text:style-name="T13">()</text:span><text:span text:style-name="T11"> whitespace untuk menghapus jejak, tapi berbarengan dengan itu Mobil2 melakukan hal yang sama sebelum koordinat berubah, akhirnya Mobil1 yang hendak melakukan print whitespace malah melakukan print karekter Mobil2 </text:span><text:span text:style-name="T14">dan jadi meninggalkan jejak</text:span><text:span text:style-name="T11">.</text:span></text:p>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0-20T23:40:51.940000000</meta:creation-date>
    <meta:generator>LibreOffice/6.4.6.2$Linux_X86_64 LibreOffice_project/40$Build-2</meta:generator>
    <dc:date>2020-12-22T15:52:47.675134408</dc:date>
    <meta:editing-duration>PT1H20M59S</meta:editing-duration>
    <meta:editing-cycles>18</meta:editing-cycles>
    <meta:document-statistic meta:table-count="0" meta:image-count="0" meta:object-count="0" meta:page-count="3" meta:paragraph-count="47" meta:word-count="408" meta:character-count="2722" meta:non-whitespace-character-count="2311"/>
  </office:meta>
</office:document-meta>
</file>